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>
            <text:p>workload</text:p>
          </table:table-cell>
          <table:table-cell table:style-name="ce1" office:value-type="string">
            <text:p>keyspace</text:p>
          </table:table-cell>
          <table:table-cell table:style-name="ce1" office:value-type="string">
            <text:p>RM-BST</text:p>
          </table:table-cell>
          <table:table-cell table:style-name="ce1" office:value-type="string">
            <text:p>NM-BST</text:p>
          </table:table-cell>
          <table:table-cell table:style-name="ce1" office:value-type="string">
            <text:p>HJ-BST</text:p>
          </table:table-cell>
          <table:table-cell table:style-name="ce1" office:value-type="string">
            <text:p>CITRUS</text:p>
          </table:table-cell>
          <table:table-cell table:style-name="ce2" office:value-type="string">
            <text:p>speedup</text:p>
          </table:table-cell>
          <table:table-cell table:style-name="ce1"/>
          <table:table-cell table:style-name="ce1" office:value-type="string">
            <text:p>RM-BST</text:p>
          </table:table-cell>
          <table:table-cell table:style-name="ce1" office:value-type="string">
            <text:p>NM-BST</text:p>
          </table:table-cell>
          <table:table-cell table:style-name="ce1" office:value-type="string">
            <text:p>HJ-BST</text:p>
          </table:table-cell>
          <table:table-cell table:style-name="ce1" office:value-type="string">
            <text:p>CITRUS</text:p>
          </table:table-cell>
          <table:table-cell table:style-name="ce2" office:value-type="string">
            <text:p>speedup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1024">
            <text:p>1024</text:p>
          </table:table-cell>
          <table:table-cell office:value-type="float" office:value="0.68">
            <text:p>0.68</text:p>
          </table:table-cell>
          <table:table-cell office:value-type="float" office:value="1.07">
            <text:p>1.07</text:p>
          </table:table-cell>
          <table:table-cell office:value-type="float" office:value="1">
            <text:p>1</text:p>
          </table:table-cell>
          <table:table-cell office:value-type="float" office:value="0.46">
            <text:p>0.46</text:p>
          </table:table-cell>
          <table:table-cell table:formula="of:=([.C2]-MAX([.D2:.F2]))/MAX([.D2:.F2])*100" office:value-type="float" office:value="-36.4485981308411">
            <text:p>-36.45</text:p>
          </table:table-cell>
          <table:table-cell/>
          <table:table-cell office:value-type="float" office:value="0.92">
            <text:p>0.92</text:p>
          </table:table-cell>
          <table:table-cell office:value-type="float" office:value="1.07">
            <text:p>1.07</text:p>
          </table:table-cell>
          <table:table-cell office:value-type="float" office:value="1">
            <text:p>1</text:p>
          </table:table-cell>
          <table:table-cell office:value-type="float" office:value="0.46">
            <text:p>0.46</text:p>
          </table:table-cell>
          <table:table-cell table:style-name="ce3" table:formula="of:=([.I2]-MAX([.J2:.L2]))/MAX([.J2:.L2])*100" office:value-type="float" office:value="-14.018691588785">
            <text:p>-14.02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2048">
            <text:p>2048</text:p>
          </table:table-cell>
          <table:table-cell office:value-type="float" office:value="0.73">
            <text:p>0.73</text:p>
          </table:table-cell>
          <table:table-cell office:value-type="float" office:value="1.13">
            <text:p>1.13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table:formula="of:=([.C3]-MAX([.D3:.F3]))/MAX([.D3:.F3])*100" office:value-type="float" office:value="-35.3982300884956">
            <text:p>-35.40</text:p>
          </table:table-cell>
          <table:table-cell/>
          <table:table-cell office:value-type="float" office:value="0.94">
            <text:p>0.94</text:p>
          </table:table-cell>
          <table:table-cell office:value-type="float" office:value="1.13">
            <text:p>1.13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table:style-name="ce3" table:formula="of:=([.I3]-MAX([.J3:.L3]))/MAX([.J3:.L3])*100" office:value-type="float" office:value="-16.8141592920354">
            <text:p>-16.81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4096">
            <text:p>4096</text:p>
          </table:table-cell>
          <table:table-cell office:value-type="float" office:value="0.79">
            <text:p>0.79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office:value-type="float" office:value="0.62">
            <text:p>0.62</text:p>
          </table:table-cell>
          <table:table-cell table:formula="of:=([.C4]-MAX([.D4:.F4]))/MAX([.D4:.F4])*100" office:value-type="float" office:value="-34.7107438016529">
            <text:p>-34.71</text:p>
          </table:table-cell>
          <table:table-cell/>
          <table:table-cell office:value-type="float" office:value="0.95">
            <text:p>0.95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office:value-type="float" office:value="0.62">
            <text:p>0.62</text:p>
          </table:table-cell>
          <table:table-cell table:style-name="ce3" table:formula="of:=([.I4]-MAX([.J4:.L4]))/MAX([.J4:.L4])*100" office:value-type="float" office:value="-21.4876033057851">
            <text:p>-21.49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8192">
            <text:p>8192</text:p>
          </table:table-cell>
          <table:table-cell office:value-type="float" office:value="0.87">
            <text:p>0.87</text:p>
          </table:table-cell>
          <table:table-cell office:value-type="float" office:value="1.28">
            <text:p>1.28</text:p>
          </table:table-cell>
          <table:table-cell office:value-type="float" office:value="1">
            <text:p>1</text:p>
          </table:table-cell>
          <table:table-cell office:value-type="float" office:value="0.71">
            <text:p>0.71</text:p>
          </table:table-cell>
          <table:table-cell table:formula="of:=([.C5]-MAX([.D5:.F5]))/MAX([.D5:.F5])*100" office:value-type="float" office:value="-32.03125">
            <text:p>-32.03</text:p>
          </table:table-cell>
          <table:table-cell/>
          <table:table-cell office:value-type="float" office:value="0.96">
            <text:p>0.96</text:p>
          </table:table-cell>
          <table:table-cell office:value-type="float" office:value="1.28">
            <text:p>1.28</text:p>
          </table:table-cell>
          <table:table-cell office:value-type="float" office:value="1">
            <text:p>1</text:p>
          </table:table-cell>
          <table:table-cell office:value-type="float" office:value="0.71">
            <text:p>0.71</text:p>
          </table:table-cell>
          <table:table-cell table:style-name="ce3" table:formula="of:=([.I5]-MAX([.J5:.L5]))/MAX([.J5:.L5])*100" office:value-type="float" office:value="-25">
            <text:p>-25.00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16384">
            <text:p>16384</text:p>
          </table:table-cell>
          <table:table-cell office:value-type="float" office:value="1.07">
            <text:p>1.07</text:p>
          </table:table-cell>
          <table:table-cell office:value-type="float" office:value="1.17">
            <text:p>1.17</text:p>
          </table:table-cell>
          <table:table-cell office:value-type="float" office:value="1">
            <text:p>1</text:p>
          </table:table-cell>
          <table:table-cell office:value-type="float" office:value="0.73">
            <text:p>0.73</text:p>
          </table:table-cell>
          <table:table-cell table:formula="of:=([.C6]-MAX([.D6:.F6]))/MAX([.D6:.F6])*100" office:value-type="float" office:value="-8.54700854700854">
            <text:p>-8.55</text:p>
          </table:table-cell>
          <table:table-cell/>
          <table:table-cell office:value-type="float" office:value="1.06">
            <text:p>1.06</text:p>
          </table:table-cell>
          <table:table-cell office:value-type="float" office:value="1.17">
            <text:p>1.17</text:p>
          </table:table-cell>
          <table:table-cell office:value-type="float" office:value="1">
            <text:p>1</text:p>
          </table:table-cell>
          <table:table-cell office:value-type="float" office:value="0.73">
            <text:p>0.73</text:p>
          </table:table-cell>
          <table:table-cell table:style-name="ce3" table:formula="of:=([.I6]-MAX([.J6:.L6]))/MAX([.J6:.L6])*100" office:value-type="float" office:value="-9.40170940170939">
            <text:p>-9.40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32768">
            <text:p>32768</text:p>
          </table:table-cell>
          <table:table-cell office:value-type="float" office:value="1.1">
            <text:p>1.1</text:p>
          </table:table-cell>
          <table:table-cell office:value-type="float" office:value="1.12">
            <text:p>1.12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table:formula="of:=([.C7]-MAX([.D7:.F7]))/MAX([.D7:.F7])*100" office:value-type="float" office:value="-1.78571428571429">
            <text:p>-1.79</text:p>
          </table:table-cell>
          <table:table-cell/>
          <table:table-cell office:value-type="float" office:value="1.09">
            <text:p>1.09</text:p>
          </table:table-cell>
          <table:table-cell office:value-type="float" office:value="1.12">
            <text:p>1.12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table:style-name="ce3" table:formula="of:=([.I7]-MAX([.J7:.L7]))/MAX([.J7:.L7])*100" office:value-type="float" office:value="-2.67857142857143">
            <text:p>-2.68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65536">
            <text:p>65536</text:p>
          </table:table-cell>
          <table:table-cell office:value-type="float" office:value="1.03">
            <text:p>1.03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.77">
            <text:p>0.77</text:p>
          </table:table-cell>
          <table:table-cell table:formula="of:=([.C8]-MAX([.D8:.F8]))/MAX([.D8:.F8])*100" office:value-type="float" office:value="-5.50458715596331">
            <text:p>-5.50</text:p>
          </table:table-cell>
          <table:table-cell/>
          <table:table-cell office:value-type="float" office:value="1.08">
            <text:p>1.08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.77">
            <text:p>0.77</text:p>
          </table:table-cell>
          <table:table-cell table:style-name="ce3" table:formula="of:=([.I8]-MAX([.J8:.L8]))/MAX([.J8:.L8])*100" office:value-type="float" office:value="-0.917431192660551">
            <text:p>-0.92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131072">
            <text:p>131072</text:p>
          </table:table-cell>
          <table:table-cell office:value-type="float" office:value="0.97">
            <text:p>0.97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office:value-type="float" office:value="0.67">
            <text:p>0.67</text:p>
          </table:table-cell>
          <table:table-cell table:formula="of:=([.C9]-MAX([.D9:.F9]))/MAX([.D9:.F9])*100" office:value-type="float" office:value="-6.73076923076924">
            <text:p>-6.73</text:p>
          </table:table-cell>
          <table:table-cell/>
          <table:table-cell office:value-type="float" office:value="1.09">
            <text:p>1.09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office:value-type="float" office:value="0.67">
            <text:p>0.67</text:p>
          </table:table-cell>
          <table:table-cell table:style-name="ce3" table:formula="of:=([.I9]-MAX([.J9:.L9]))/MAX([.J9:.L9])*100" office:value-type="float" office:value="4.80769230769231">
            <text:p>4.81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262144">
            <text:p>262144</text:p>
          </table:table-cell>
          <table:table-cell office:value-type="float" office:value="1.1">
            <text:p>1.1</text:p>
          </table:table-cell>
          <table:table-cell office:value-type="float" office:value="1.07">
            <text:p>1.07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formula="of:=([.C10]-MAX([.D10:.F10]))/MAX([.D10:.F10])*100" office:value-type="float" office:value="2.80373831775701">
            <text:p>2.80</text:p>
          </table:table-cell>
          <table:table-cell/>
          <table:table-cell office:value-type="float" office:value="1.36">
            <text:p>1.36</text:p>
          </table:table-cell>
          <table:table-cell office:value-type="float" office:value="1.07">
            <text:p>1.07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style-name="ce3" table:formula="of:=([.I10]-MAX([.J10:.L10]))/MAX([.J10:.L10])*100" office:value-type="float" office:value="27.1028037383177">
            <text:p>27.10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524288">
            <text:p>524288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68">
            <text:p>0.68</text:p>
          </table:table-cell>
          <table:table-cell table:formula="of:=([.C11]-MAX([.D11:.F11]))/MAX([.D11:.F11])*100" office:value-type="float" office:value="35">
            <text:p>35.00</text:p>
          </table:table-cell>
          <table:table-cell/>
          <table:table-cell office:value-type="float" office:value="1.59">
            <text:p>1.59</text:p>
          </table:table-cell>
          <table:table-cell table:number-columns-repeated="2" office:value-type="float" office:value="1">
            <text:p>1</text:p>
          </table:table-cell>
          <table:table-cell office:value-type="float" office:value="0.68">
            <text:p>0.68</text:p>
          </table:table-cell>
          <table:table-cell table:style-name="ce3" table:formula="of:=([.I11]-MAX([.J11:.L11]))/MAX([.J11:.L11])*100" office:value-type="float" office:value="59">
            <text:p>59.00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1048576">
            <text:p>1048576</text:p>
          </table:table-cell>
          <table:table-cell office:value-type="float" office:value="1.19">
            <text:p>1.19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0.62">
            <text:p>0.62</text:p>
          </table:table-cell>
          <table:table-cell table:formula="of:=([.C12]-MAX([.D12:.F12]))/MAX([.D12:.F12])*100" office:value-type="float" office:value="19">
            <text:p>19.00</text:p>
          </table:table-cell>
          <table:table-cell/>
          <table:table-cell office:value-type="float" office:value="1.43">
            <text:p>1.43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0.62">
            <text:p>0.62</text:p>
          </table:table-cell>
          <table:table-cell table:style-name="ce3" table:formula="of:=([.I12]-MAX([.J12:.L12]))/MAX([.J12:.L12])*100" office:value-type="float" office:value="43">
            <text:p>43.00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2097152">
            <text:p>2097152</text:p>
          </table:table-cell>
          <table:table-cell office:value-type="float" office:value="1.05">
            <text:p>1.05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formula="of:=([.C13]-MAX([.D13:.F13]))/MAX([.D13:.F13])*100" office:value-type="float" office:value="5">
            <text:p>5.00</text:p>
          </table:table-cell>
          <table:table-cell/>
          <table:table-cell office:value-type="float" office:value="1.4">
            <text:p>1.4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style-name="ce3" table:formula="of:=([.I13]-MAX([.J13:.L13]))/MAX([.J13:.L13])*100" office:value-type="float" office:value="40">
            <text:p>40.00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4194304">
            <text:p>4194304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.47">
            <text:p>0.47</text:p>
          </table:table-cell>
          <table:table-cell table:formula="of:=([.C14]-MAX([.D14:.F14]))/MAX([.D14:.F14])*100" office:value-type="float" office:value="6.00000000000001">
            <text:p>6.00</text:p>
          </table:table-cell>
          <table:table-cell/>
          <table:table-cell office:value-type="float" office:value="1.48">
            <text:p>1.48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.47">
            <text:p>0.47</text:p>
          </table:table-cell>
          <table:table-cell table:style-name="ce3" table:formula="of:=([.I14]-MAX([.J14:.L14]))/MAX([.J14:.L14])*100" office:value-type="float" office:value="48">
            <text:p>48.00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8388608">
            <text:p>8388608</text:p>
          </table:table-cell>
          <table:table-cell office:value-type="float" office:value="1.14">
            <text:p>1.14</text:p>
          </table:table-cell>
          <table:table-cell table:number-columns-repeated="2" office:value-type="float" office:value="1">
            <text:p>1</text:p>
          </table:table-cell>
          <table:table-cell office:value-type="float" office:value="0.96">
            <text:p>0.96</text:p>
          </table:table-cell>
          <table:table-cell table:formula="of:=([.C15]-MAX([.D15:.F15]))/MAX([.D15:.F15])*100" office:value-type="float" office:value="14">
            <text:p>14.00</text:p>
          </table:table-cell>
          <table:table-cell/>
          <table:table-cell office:value-type="float" office:value="1.41">
            <text:p>1.41</text:p>
          </table:table-cell>
          <table:table-cell table:number-columns-repeated="2" office:value-type="float" office:value="1">
            <text:p>1</text:p>
          </table:table-cell>
          <table:table-cell office:value-type="float" office:value="0.96">
            <text:p>0.96</text:p>
          </table:table-cell>
          <table:table-cell table:style-name="ce3" table:formula="of:=([.I15]-MAX([.J15:.L15]))/MAX([.J15:.L15])*100" office:value-type="float" office:value="41">
            <text:p>41.00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16777216">
            <text:p>16777216</text:p>
          </table:table-cell>
          <table:table-cell office:value-type="float" office:value="1.19">
            <text:p>1.19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office:value-type="float" office:value="0.73">
            <text:p>0.73</text:p>
          </table:table-cell>
          <table:table-cell table:formula="of:=([.C16]-MAX([.D16:.F16]))/MAX([.D16:.F16])*100" office:value-type="float" office:value="14.4230769230769">
            <text:p>14.42</text:p>
          </table:table-cell>
          <table:table-cell/>
          <table:table-cell office:value-type="float" office:value="1.39">
            <text:p>1.39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office:value-type="float" office:value="0.73">
            <text:p>0.73</text:p>
          </table:table-cell>
          <table:table-cell table:style-name="ce3" table:formula="of:=([.I16]-MAX([.J16:.L16]))/MAX([.J16:.L16])*100" office:value-type="float" office:value="33.6538461538462">
            <text:p>33.65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1024">
            <text:p>1024</text:p>
          </table:table-cell>
          <table:table-cell office:value-type="float" office:value="0.73">
            <text:p>0.73</text:p>
          </table:table-cell>
          <table:table-cell office:value-type="float" office:value="1.15">
            <text:p>1.15</text:p>
          </table:table-cell>
          <table:table-cell office:value-type="float" office:value="1">
            <text:p>1</text:p>
          </table:table-cell>
          <table:table-cell office:value-type="float" office:value="0.31">
            <text:p>0.31</text:p>
          </table:table-cell>
          <table:table-cell table:formula="of:=([.C17]-MAX([.D17:.F17]))/MAX([.D17:.F17])*100" office:value-type="float" office:value="-36.5217391304348">
            <text:p>-36.52</text:p>
          </table:table-cell>
          <table:table-cell/>
          <table:table-cell office:value-type="float" office:value="1.06">
            <text:p>1.06</text:p>
          </table:table-cell>
          <table:table-cell office:value-type="float" office:value="1.15">
            <text:p>1.15</text:p>
          </table:table-cell>
          <table:table-cell office:value-type="float" office:value="1">
            <text:p>1</text:p>
          </table:table-cell>
          <table:table-cell office:value-type="float" office:value="0.31">
            <text:p>0.31</text:p>
          </table:table-cell>
          <table:table-cell table:style-name="ce3" table:formula="of:=([.I17]-MAX([.J17:.L17]))/MAX([.J17:.L17])*100" office:value-type="float" office:value="-7.82608695652173">
            <text:p>-7.83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2048">
            <text:p>2048</text:p>
          </table:table-cell>
          <table:table-cell office:value-type="float" office:value="0.78">
            <text:p>0.78</text:p>
          </table:table-cell>
          <table:table-cell office:value-type="float" office:value="1.12">
            <text:p>1.12</text:p>
          </table:table-cell>
          <table:table-cell office:value-type="float" office:value="1">
            <text:p>1</text:p>
          </table:table-cell>
          <table:table-cell office:value-type="float" office:value="0.31">
            <text:p>0.31</text:p>
          </table:table-cell>
          <table:table-cell table:formula="of:=([.C18]-MAX([.D18:.F18]))/MAX([.D18:.F18])*100" office:value-type="float" office:value="-30.3571428571429">
            <text:p>-30.36</text:p>
          </table:table-cell>
          <table:table-cell/>
          <table:table-cell office:value-type="float" office:value="1.05">
            <text:p>1.05</text:p>
          </table:table-cell>
          <table:table-cell office:value-type="float" office:value="1.12">
            <text:p>1.12</text:p>
          </table:table-cell>
          <table:table-cell office:value-type="float" office:value="1">
            <text:p>1</text:p>
          </table:table-cell>
          <table:table-cell office:value-type="float" office:value="0.31">
            <text:p>0.31</text:p>
          </table:table-cell>
          <table:table-cell table:style-name="ce3" table:formula="of:=([.I18]-MAX([.J18:.L18]))/MAX([.J18:.L18])*100" office:value-type="float" office:value="-6.25000000000001">
            <text:p>-6.25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4096">
            <text:p>4096</text:p>
          </table:table-cell>
          <table:table-cell office:value-type="float" office:value="0.82">
            <text:p>0.82</text:p>
          </table:table-cell>
          <table:table-cell office:value-type="float" office:value="1.16">
            <text:p>1.16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table:formula="of:=([.C19]-MAX([.D19:.F19]))/MAX([.D19:.F19])*100" office:value-type="float" office:value="-29.3103448275862">
            <text:p>-29.31</text:p>
          </table:table-cell>
          <table:table-cell/>
          <table:table-cell office:value-type="float" office:value="1.06">
            <text:p>1.06</text:p>
          </table:table-cell>
          <table:table-cell office:value-type="float" office:value="1.16">
            <text:p>1.16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table:style-name="ce3" table:formula="of:=([.I19]-MAX([.J19:.L19]))/MAX([.J19:.L19])*100" office:value-type="float" office:value="-8.6206896551724">
            <text:p>-8.62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8192">
            <text:p>8192</text:p>
          </table:table-cell>
          <table:table-cell office:value-type="float" office:value="0.87">
            <text:p>0.87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table:formula="of:=([.C20]-MAX([.D20:.F20]))/MAX([.D20:.F20])*100" office:value-type="float" office:value="-28.099173553719">
            <text:p>-28.10</text:p>
          </table:table-cell>
          <table:table-cell/>
          <table:table-cell office:value-type="float" office:value="1.06">
            <text:p>1.06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table:style-name="ce3" table:formula="of:=([.I20]-MAX([.J20:.L20]))/MAX([.J20:.L20])*100" office:value-type="float" office:value="-12.396694214876">
            <text:p>-12.40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16384">
            <text:p>16384</text:p>
          </table:table-cell>
          <table:table-cell office:value-type="float" office:value="0.94">
            <text:p>0.94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table:formula="of:=([.C21]-MAX([.D21:.F21]))/MAX([.D21:.F21])*100" office:value-type="float" office:value="-27.6923076923077">
            <text:p>-27.69</text:p>
          </table:table-cell>
          <table:table-cell/>
          <table:table-cell office:value-type="float" office:value="1.07">
            <text:p>1.07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table:style-name="ce3" table:formula="of:=([.I21]-MAX([.J21:.L21]))/MAX([.J21:.L21])*100" office:value-type="float" office:value="-17.6923076923077">
            <text:p>-17.69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32768">
            <text:p>32768</text:p>
          </table:table-cell>
          <table:table-cell office:value-type="float" office:value="1.02">
            <text:p>1.02</text:p>
          </table:table-cell>
          <table:table-cell office:value-type="float" office:value="1.23">
            <text:p>1.23</text:p>
          </table:table-cell>
          <table:table-cell office:value-type="float" office:value="1">
            <text:p>1</text:p>
          </table:table-cell>
          <table:table-cell office:value-type="float" office:value="0.46">
            <text:p>0.46</text:p>
          </table:table-cell>
          <table:table-cell table:formula="of:=([.C22]-MAX([.D22:.F22]))/MAX([.D22:.F22])*100" office:value-type="float" office:value="-17.0731707317073">
            <text:p>-17.07</text:p>
          </table:table-cell>
          <table:table-cell/>
          <table:table-cell office:value-type="float" office:value="1.06">
            <text:p>1.06</text:p>
          </table:table-cell>
          <table:table-cell office:value-type="float" office:value="1.23">
            <text:p>1.23</text:p>
          </table:table-cell>
          <table:table-cell office:value-type="float" office:value="1">
            <text:p>1</text:p>
          </table:table-cell>
          <table:table-cell office:value-type="float" office:value="0.46">
            <text:p>0.46</text:p>
          </table:table-cell>
          <table:table-cell table:style-name="ce3" table:formula="of:=([.I22]-MAX([.J22:.L22]))/MAX([.J22:.L22])*100" office:value-type="float" office:value="-13.8211382113821">
            <text:p>-13.82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65536">
            <text:p>65536</text:p>
          </table:table-cell>
          <table:table-cell office:value-type="float" office:value="1.11">
            <text:p>1.11</text:p>
          </table:table-cell>
          <table:table-cell office:value-type="float" office:value="1.16">
            <text:p>1.16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table:formula="of:=([.C23]-MAX([.D23:.F23]))/MAX([.D23:.F23])*100" office:value-type="float" office:value="-4.31034482758619">
            <text:p>-4.31</text:p>
          </table:table-cell>
          <table:table-cell/>
          <table:table-cell office:value-type="float" office:value="1.12">
            <text:p>1.12</text:p>
          </table:table-cell>
          <table:table-cell office:value-type="float" office:value="1.16">
            <text:p>1.16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table:style-name="ce3" table:formula="of:=([.I23]-MAX([.J23:.L23]))/MAX([.J23:.L23])*100" office:value-type="float" office:value="-3.44827586206895">
            <text:p>-3.45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131072">
            <text:p>131072</text:p>
          </table:table-cell>
          <table:table-cell office:value-type="float" office:value="1.08">
            <text:p>1.08</text:p>
          </table:table-cell>
          <table:table-cell office:value-type="float" office:value="1.13">
            <text:p>1.13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table:formula="of:=([.C24]-MAX([.D24:.F24]))/MAX([.D24:.F24])*100" office:value-type="float" office:value="-4.42477876106193">
            <text:p>-4.42</text:p>
          </table:table-cell>
          <table:table-cell/>
          <table:table-cell office:value-type="float" office:value="1.12">
            <text:p>1.12</text:p>
          </table:table-cell>
          <table:table-cell office:value-type="float" office:value="1.13">
            <text:p>1.13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table:style-name="ce3" table:formula="of:=([.I24]-MAX([.J24:.L24]))/MAX([.J24:.L24])*100" office:value-type="float" office:value="-0.884955752212371">
            <text:p>-0.88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262144">
            <text:p>262144</text:p>
          </table:table-cell>
          <table:table-cell office:value-type="float" office:value="1.07">
            <text:p>1.07</text:p>
          </table:table-cell>
          <table:table-cell office:value-type="float" office:value="1.11">
            <text:p>1.11</text:p>
          </table:table-cell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table:formula="of:=([.C25]-MAX([.D25:.F25]))/MAX([.D25:.F25])*100" office:value-type="float" office:value="-3.60360360360361">
            <text:p>-3.60</text:p>
          </table:table-cell>
          <table:table-cell/>
          <table:table-cell office:value-type="float" office:value="1.17">
            <text:p>1.17</text:p>
          </table:table-cell>
          <table:table-cell office:value-type="float" office:value="1.11">
            <text:p>1.11</text:p>
          </table:table-cell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table:style-name="ce3" table:formula="of:=([.I25]-MAX([.J25:.L25]))/MAX([.J25:.L25])*100" office:value-type="float" office:value="5.40540540540539">
            <text:p>5.41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524288">
            <text:p>524288</text:p>
          </table:table-cell>
          <table:table-cell office:value-type="float" office:value="1.29">
            <text:p>1.29</text:p>
          </table:table-cell>
          <table:table-cell office:value-type="float" office:value="1.14">
            <text:p>1.14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table:formula="of:=([.C26]-MAX([.D26:.F26]))/MAX([.D26:.F26])*100" office:value-type="float" office:value="13.1578947368421">
            <text:p>13.16</text:p>
          </table:table-cell>
          <table:table-cell/>
          <table:table-cell office:value-type="float" office:value="1.45">
            <text:p>1.45</text:p>
          </table:table-cell>
          <table:table-cell office:value-type="float" office:value="1.14">
            <text:p>1.14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table:style-name="ce3" table:formula="of:=([.I26]-MAX([.J26:.L26]))/MAX([.J26:.L26])*100" office:value-type="float" office:value="27.1929824561403">
            <text:p>27.19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1048576">
            <text:p>1048576</text:p>
          </table:table-cell>
          <table:table-cell office:value-type="float" office:value="1.44">
            <text:p>1.44</text:p>
          </table:table-cell>
          <table:table-cell office:value-type="float" office:value="1.14">
            <text:p>1.14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formula="of:=([.C27]-MAX([.D27:.F27]))/MAX([.D27:.F27])*100" office:value-type="float" office:value="26.3157894736842">
            <text:p>26.32</text:p>
          </table:table-cell>
          <table:table-cell/>
          <table:table-cell office:value-type="float" office:value="1.48">
            <text:p>1.48</text:p>
          </table:table-cell>
          <table:table-cell office:value-type="float" office:value="1.14">
            <text:p>1.14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style-name="ce3" table:formula="of:=([.I27]-MAX([.J27:.L27]))/MAX([.J27:.L27])*100" office:value-type="float" office:value="29.8245614035088">
            <text:p>29.82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2097152">
            <text:p>2097152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86">
            <text:p>0.86</text:p>
          </table:table-cell>
          <table:table-cell table:formula="of:=([.C28]-MAX([.D28:.F28]))/MAX([.D28:.F28])*100" office:value-type="float" office:value="18.1818181818182">
            <text:p>18.18</text:p>
          </table:table-cell>
          <table:table-cell/>
          <table:table-cell office:value-type="float" office:value="1.39">
            <text:p>1.39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86">
            <text:p>0.86</text:p>
          </table:table-cell>
          <table:table-cell table:style-name="ce3" table:formula="of:=([.I28]-MAX([.J28:.L28]))/MAX([.J28:.L28])*100" office:value-type="float" office:value="26.3636363636364">
            <text:p>26.36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4194304">
            <text:p>4194304</text:p>
          </table:table-cell>
          <table:table-cell office:value-type="float" office:value="1.19">
            <text:p>1.19</text:p>
          </table:table-cell>
          <table:table-cell office:value-type="float" office:value="1.06">
            <text:p>1.06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table:formula="of:=([.C29]-MAX([.D29:.F29]))/MAX([.D29:.F29])*100" office:value-type="float" office:value="12.2641509433962">
            <text:p>12.26</text:p>
          </table:table-cell>
          <table:table-cell/>
          <table:table-cell office:value-type="float" office:value="1.4">
            <text:p>1.4</text:p>
          </table:table-cell>
          <table:table-cell office:value-type="float" office:value="1.06">
            <text:p>1.06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table:style-name="ce3" table:formula="of:=([.I29]-MAX([.J29:.L29]))/MAX([.J29:.L29])*100" office:value-type="float" office:value="32.0754716981132">
            <text:p>32.08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8388608">
            <text:p>8388608</text:p>
          </table:table-cell>
          <table:table-cell office:value-type="float" office:value="1.14">
            <text:p>1.14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table:formula="of:=([.C30]-MAX([.D30:.F30]))/MAX([.D30:.F30])*100" office:value-type="float" office:value="9.61538461538462">
            <text:p>9.62</text:p>
          </table:table-cell>
          <table:table-cell/>
          <table:table-cell office:value-type="float" office:value="1.45">
            <text:p>1.45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table:style-name="ce3" table:formula="of:=([.I30]-MAX([.J30:.L30]))/MAX([.J30:.L30])*100" office:value-type="float" office:value="39.4230769230769">
            <text:p>39.42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16777216">
            <text:p>16777216</text:p>
          </table:table-cell>
          <table:table-cell office:value-type="float" office:value="1.13">
            <text:p>1.13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office:value-type="float" office:value="0.81">
            <text:p>0.81</text:p>
          </table:table-cell>
          <table:table-cell table:formula="of:=([.C31]-MAX([.D31:.F31]))/MAX([.D31:.F31])*100" office:value-type="float" office:value="8.65384615384614">
            <text:p>8.65</text:p>
          </table:table-cell>
          <table:table-cell/>
          <table:table-cell office:value-type="float" office:value="1.42">
            <text:p>1.42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office:value-type="float" office:value="0.81">
            <text:p>0.81</text:p>
          </table:table-cell>
          <table:table-cell table:style-name="ce3" table:formula="of:=([.I31]-MAX([.J31:.L31]))/MAX([.J31:.L31])*100" office:value-type="float" office:value="36.5384615384615">
            <text:p>36.54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1024">
            <text:p>1024</text:p>
          </table:table-cell>
          <table:table-cell office:value-type="float" office:value="0.81">
            <text:p>0.81</text:p>
          </table:table-cell>
          <table:table-cell office:value-type="float" office:value="1.39">
            <text:p>1.39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formula="of:=([.C32]-MAX([.D32:.F32]))/MAX([.D32:.F32])*100" office:value-type="float" office:value="-41.726618705036">
            <text:p>-41.73</text:p>
          </table:table-cell>
          <table:table-cell/>
          <table:table-cell office:value-type="float" office:value="1.14">
            <text:p>1.14</text:p>
          </table:table-cell>
          <table:table-cell office:value-type="float" office:value="1.39">
            <text:p>1.39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style-name="ce3" table:formula="of:=([.I32]-MAX([.J32:.L32]))/MAX([.J32:.L32])*100" office:value-type="float" office:value="-17.9856115107914">
            <text:p>-17.99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2048">
            <text:p>2048</text:p>
          </table:table-cell>
          <table:table-cell office:value-type="float" office:value="0.83">
            <text:p>0.83</text:p>
          </table:table-cell>
          <table:table-cell office:value-type="float" office:value="1.33">
            <text:p>1.33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table:formula="of:=([.C33]-MAX([.D33:.F33]))/MAX([.D33:.F33])*100" office:value-type="float" office:value="-37.593984962406">
            <text:p>-37.59</text:p>
          </table:table-cell>
          <table:table-cell/>
          <table:table-cell office:value-type="float" office:value="1.07">
            <text:p>1.07</text:p>
          </table:table-cell>
          <table:table-cell office:value-type="float" office:value="1.33">
            <text:p>1.33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table:style-name="ce3" table:formula="of:=([.I33]-MAX([.J33:.L33]))/MAX([.J33:.L33])*100" office:value-type="float" office:value="-19.5488721804511">
            <text:p>-19.55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4096">
            <text:p>4096</text:p>
          </table:table-cell>
          <table:table-cell office:value-type="float" office:value="0.87">
            <text:p>0.87</text:p>
          </table:table-cell>
          <table:table-cell office:value-type="float" office:value="1.31">
            <text:p>1.31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table:formula="of:=([.C34]-MAX([.D34:.F34]))/MAX([.D34:.F34])*100" office:value-type="float" office:value="-33.587786259542">
            <text:p>-33.59</text:p>
          </table:table-cell>
          <table:table-cell/>
          <table:table-cell office:value-type="float" office:value="1.13">
            <text:p>1.13</text:p>
          </table:table-cell>
          <table:table-cell office:value-type="float" office:value="1.31">
            <text:p>1.31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table:style-name="ce3" table:formula="of:=([.I34]-MAX([.J34:.L34]))/MAX([.J34:.L34])*100" office:value-type="float" office:value="-13.7404580152672">
            <text:p>-13.74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8192">
            <text:p>8192</text:p>
          </table:table-cell>
          <table:table-cell office:value-type="float" office:value="0.89">
            <text:p>0.89</text:p>
          </table:table-cell>
          <table:table-cell office:value-type="float" office:value="1.29">
            <text:p>1.29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table:formula="of:=([.C35]-MAX([.D35:.F35]))/MAX([.D35:.F35])*100" office:value-type="float" office:value="-31.0077519379845">
            <text:p>-31.01</text:p>
          </table:table-cell>
          <table:table-cell/>
          <table:table-cell office:value-type="float" office:value="1.12">
            <text:p>1.12</text:p>
          </table:table-cell>
          <table:table-cell office:value-type="float" office:value="1.29">
            <text:p>1.29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table:style-name="ce3" table:formula="of:=([.I35]-MAX([.J35:.L35]))/MAX([.J35:.L35])*100" office:value-type="float" office:value="-13.1782945736434">
            <text:p>-13.18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16384">
            <text:p>16384</text:p>
          </table:table-cell>
          <table:table-cell office:value-type="float" office:value="0.9">
            <text:p>0.9</text:p>
          </table:table-cell>
          <table:table-cell office:value-type="float" office:value="1.32">
            <text:p>1.32</text:p>
          </table:table-cell>
          <table:table-cell office:value-type="float" office:value="1">
            <text:p>1</text:p>
          </table:table-cell>
          <table:table-cell office:value-type="float" office:value="0.29">
            <text:p>0.29</text:p>
          </table:table-cell>
          <table:table-cell table:formula="of:=([.C36]-MAX([.D36:.F36]))/MAX([.D36:.F36])*100" office:value-type="float" office:value="-31.8181818181818">
            <text:p>-31.82</text:p>
          </table:table-cell>
          <table:table-cell/>
          <table:table-cell office:value-type="float" office:value="1.14">
            <text:p>1.14</text:p>
          </table:table-cell>
          <table:table-cell office:value-type="float" office:value="1.32">
            <text:p>1.32</text:p>
          </table:table-cell>
          <table:table-cell office:value-type="float" office:value="1">
            <text:p>1</text:p>
          </table:table-cell>
          <table:table-cell office:value-type="float" office:value="0.29">
            <text:p>0.29</text:p>
          </table:table-cell>
          <table:table-cell table:style-name="ce3" table:formula="of:=([.I36]-MAX([.J36:.L36]))/MAX([.J36:.L36])*100" office:value-type="float" office:value="-13.6363636363636">
            <text:p>-13.64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32768">
            <text:p>32768</text:p>
          </table:table-cell>
          <table:table-cell office:value-type="float" office:value="0.96">
            <text:p>0.96</text:p>
          </table:table-cell>
          <table:table-cell office:value-type="float" office:value="1.39">
            <text:p>1.39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table:formula="of:=([.C37]-MAX([.D37:.F37]))/MAX([.D37:.F37])*100" office:value-type="float" office:value="-30.9352517985612">
            <text:p>-30.94</text:p>
          </table:table-cell>
          <table:table-cell/>
          <table:table-cell office:value-type="float" office:value="1.16">
            <text:p>1.16</text:p>
          </table:table-cell>
          <table:table-cell office:value-type="float" office:value="1.39">
            <text:p>1.39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table:style-name="ce3" table:formula="of:=([.I37]-MAX([.J37:.L37]))/MAX([.J37:.L37])*100" office:value-type="float" office:value="-16.5467625899281">
            <text:p>-16.55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65536">
            <text:p>65536</text:p>
          </table:table-cell>
          <table:table-cell office:value-type="float" office:value="1.01">
            <text:p>1.01</text:p>
          </table:table-cell>
          <table:table-cell office:value-type="float" office:value="1.33">
            <text:p>1.33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table:formula="of:=([.C38]-MAX([.D38:.F38]))/MAX([.D38:.F38])*100" office:value-type="float" office:value="-24.0601503759399">
            <text:p>-24.06</text:p>
          </table:table-cell>
          <table:table-cell/>
          <table:table-cell office:value-type="float" office:value="1.13">
            <text:p>1.13</text:p>
          </table:table-cell>
          <table:table-cell office:value-type="float" office:value="1.33">
            <text:p>1.33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table:style-name="ce3" table:formula="of:=([.I38]-MAX([.J38:.L38]))/MAX([.J38:.L38])*100" office:value-type="float" office:value="-15.0375939849624">
            <text:p>-15.04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131072">
            <text:p>131072</text:p>
          </table:table-cell>
          <table:table-cell office:value-type="float" office:value="1.05">
            <text:p>1.05</text:p>
          </table:table-cell>
          <table:table-cell office:value-type="float" office:value="1.22">
            <text:p>1.22</text:p>
          </table:table-cell>
          <table:table-cell office:value-type="float" office:value="1">
            <text:p>1</text:p>
          </table:table-cell>
          <table:table-cell office:value-type="float" office:value="0.31">
            <text:p>0.31</text:p>
          </table:table-cell>
          <table:table-cell table:formula="of:=([.C39]-MAX([.D39:.F39]))/MAX([.D39:.F39])*100" office:value-type="float" office:value="-13.9344262295082">
            <text:p>-13.93</text:p>
          </table:table-cell>
          <table:table-cell/>
          <table:table-cell office:value-type="float" office:value="1.14">
            <text:p>1.14</text:p>
          </table:table-cell>
          <table:table-cell office:value-type="float" office:value="1.22">
            <text:p>1.22</text:p>
          </table:table-cell>
          <table:table-cell office:value-type="float" office:value="1">
            <text:p>1</text:p>
          </table:table-cell>
          <table:table-cell office:value-type="float" office:value="0.31">
            <text:p>0.31</text:p>
          </table:table-cell>
          <table:table-cell table:style-name="ce3" table:formula="of:=([.I39]-MAX([.J39:.L39]))/MAX([.J39:.L39])*100" office:value-type="float" office:value="-6.55737704918032">
            <text:p>-6.56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262144">
            <text:p>262144</text:p>
          </table:table-cell>
          <table:table-cell office:value-type="float" office:value="1.03">
            <text:p>1.03</text:p>
          </table:table-cell>
          <table:table-cell office:value-type="float" office:value="1.19">
            <text:p>1.19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formula="of:=([.C40]-MAX([.D40:.F40]))/MAX([.D40:.F40])*100" office:value-type="float" office:value="-13.4453781512605">
            <text:p>-13.45</text:p>
          </table:table-cell>
          <table:table-cell/>
          <table:table-cell office:value-type="float" office:value="1.14">
            <text:p>1.14</text:p>
          </table:table-cell>
          <table:table-cell office:value-type="float" office:value="1.19">
            <text:p>1.19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style-name="ce3" table:formula="of:=([.I40]-MAX([.J40:.L40]))/MAX([.J40:.L40])*100" office:value-type="float" office:value="-4.20168067226889">
            <text:p>-4.20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524288">
            <text:p>524288</text:p>
          </table:table-cell>
          <table:table-cell office:value-type="float" office:value="1.07">
            <text:p>1.07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table:formula="of:=([.C41]-MAX([.D41:.F41]))/MAX([.D41:.F41])*100" office:value-type="float" office:value="-10.8333333333333">
            <text:p>-10.83</text:p>
          </table:table-cell>
          <table:table-cell/>
          <table:table-cell office:value-type="float" office:value="1.22">
            <text:p>1.22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table:style-name="ce3" table:formula="of:=([.I41]-MAX([.J41:.L41]))/MAX([.J41:.L41])*100" office:value-type="float" office:value="1.66666666666667">
            <text:p>1.67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1048576">
            <text:p>1048576</text:p>
          </table:table-cell>
          <table:table-cell office:value-type="float" office:value="1.27">
            <text:p>1.27</text:p>
          </table:table-cell>
          <table:table-cell office:value-type="float" office:value="1.24">
            <text:p>1.24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table:formula="of:=([.C42]-MAX([.D42:.F42]))/MAX([.D42:.F42])*100" office:value-type="float" office:value="2.41935483870968">
            <text:p>2.42</text:p>
          </table:table-cell>
          <table:table-cell/>
          <table:table-cell office:value-type="float" office:value="1.45">
            <text:p>1.45</text:p>
          </table:table-cell>
          <table:table-cell office:value-type="float" office:value="1.24">
            <text:p>1.24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table:style-name="ce3" table:formula="of:=([.I42]-MAX([.J42:.L42]))/MAX([.J42:.L42])*100" office:value-type="float" office:value="16.9354838709677">
            <text:p>16.94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2097152">
            <text:p>2097152</text:p>
          </table:table-cell>
          <table:table-cell office:value-type="float" office:value="1.39">
            <text:p>1.39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0.58">
            <text:p>0.58</text:p>
          </table:table-cell>
          <table:table-cell table:formula="of:=([.C43]-MAX([.D43:.F43]))/MAX([.D43:.F43])*100" office:value-type="float" office:value="11.2">
            <text:p>11.20</text:p>
          </table:table-cell>
          <table:table-cell/>
          <table:table-cell office:value-type="float" office:value="1.42">
            <text:p>1.42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0.58">
            <text:p>0.58</text:p>
          </table:table-cell>
          <table:table-cell table:style-name="ce3" table:formula="of:=([.I43]-MAX([.J43:.L43]))/MAX([.J43:.L43])*100" office:value-type="float" office:value="13.6">
            <text:p>13.60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4194304">
            <text:p>4194304</text:p>
          </table:table-cell>
          <table:table-cell office:value-type="float" office:value="1.35">
            <text:p>1.35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.51">
            <text:p>0.51</text:p>
          </table:table-cell>
          <table:table-cell table:formula="of:=([.C44]-MAX([.D44:.F44]))/MAX([.D44:.F44])*100" office:value-type="float" office:value="12.5">
            <text:p>12.50</text:p>
          </table:table-cell>
          <table:table-cell/>
          <table:table-cell office:value-type="float" office:value="1.37">
            <text:p>1.37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.51">
            <text:p>0.51</text:p>
          </table:table-cell>
          <table:table-cell table:style-name="ce3" table:formula="of:=([.I44]-MAX([.J44:.L44]))/MAX([.J44:.L44])*100" office:value-type="float" office:value="14.1666666666667">
            <text:p>14.17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8388608">
            <text:p>8388608</text:p>
          </table:table-cell>
          <table:table-cell office:value-type="float" office:value="1.3">
            <text:p>1.3</text:p>
          </table:table-cell>
          <table:table-cell office:value-type="float" office:value="1.17">
            <text:p>1.17</text:p>
          </table:table-cell>
          <table:table-cell office:value-type="float" office:value="1">
            <text:p>1</text:p>
          </table:table-cell>
          <table:table-cell office:value-type="float" office:value="0.67">
            <text:p>0.67</text:p>
          </table:table-cell>
          <table:table-cell table:formula="of:=([.C45]-MAX([.D45:.F45]))/MAX([.D45:.F45])*100" office:value-type="float" office:value="11.1111111111111">
            <text:p>11.11</text:p>
          </table:table-cell>
          <table:table-cell/>
          <table:table-cell office:value-type="float" office:value="1.42">
            <text:p>1.42</text:p>
          </table:table-cell>
          <table:table-cell office:value-type="float" office:value="1.17">
            <text:p>1.17</text:p>
          </table:table-cell>
          <table:table-cell office:value-type="float" office:value="1">
            <text:p>1</text:p>
          </table:table-cell>
          <table:table-cell office:value-type="float" office:value="0.67">
            <text:p>0.67</text:p>
          </table:table-cell>
          <table:table-cell table:style-name="ce3" table:formula="of:=([.I45]-MAX([.J45:.L45]))/MAX([.J45:.L45])*100" office:value-type="float" office:value="21.3675213675214">
            <text:p>21.37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16777216">
            <text:p>16777216</text:p>
          </table:table-cell>
          <table:table-cell office:value-type="float" office:value="1.22">
            <text:p>1.22</text:p>
          </table:table-cell>
          <table:table-cell office:value-type="float" office:value="1.11">
            <text:p>1.11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table:formula="of:=([.C46]-MAX([.D46:.F46]))/MAX([.D46:.F46])*100" office:value-type="float" office:value="9.9099099099099">
            <text:p>9.91</text:p>
          </table:table-cell>
          <table:table-cell/>
          <table:table-cell office:value-type="float" office:value="1.42">
            <text:p>1.42</text:p>
          </table:table-cell>
          <table:table-cell office:value-type="float" office:value="1.11">
            <text:p>1.11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table:style-name="ce3" table:formula="of:=([.I46]-MAX([.J46:.L46]))/MAX([.J46:.L46])*100" office:value-type="float" office:value="27.9279279279279">
            <text:p>27.93</text:p>
          </table:table-cell>
        </table:table-row>
        <table:table-row table:style-name="ro2" table:number-rows-repeated="104852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11/24/2014</text:date>, <text:time>21:2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</meta:initial-creator>
    <meta:creation-date>2014-11-24T21:09:44.45</meta:creation-date>
    <dc:date>2014-11-24T21:22:40.85</dc:date>
    <dc:creator>arun </dc:creator>
    <meta:editing-duration>PT12M56S</meta:editing-duration>
    <meta:editing-cycles>1</meta:editing-cycles>
    <meta:document-statistic meta:table-count="3" meta:cell-count="552" meta:object-count="0"/>
    <meta:generator>OpenOffice/4.1.0$Win32 OpenOffice.org_project/410m18$Build-9764</meta:generator>
  </office:meta>
</office:document-meta>
</file>